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consolas" svg:font-family="consolas, 'deja 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arial" fo:letter-spacing="normal" fo:font-style="normal" officeooo:rsid="000763c0" officeooo:paragraph-rsid="000763c0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T1" style:family="text">
      <style:text-properties fo:color="#c65d09" fo:font-weight="bold"/>
    </style:style>
    <style:style style:name="T2" style:family="text">
      <style:text-properties fo:color="#007020"/>
    </style:style>
    <style:style style:name="T3" style:family="text">
      <style:text-properties fo:color="#007020" fo:font-weight="bold"/>
    </style:style>
    <style:style style:name="T4" style:family="text">
      <style:text-properties fo:color="#0e84b5" fo:font-weight="bold"/>
    </style:style>
    <style:style style:name="T5" style:family="text">
      <style:text-properties fo:color="#666666"/>
    </style:style>
    <style:style style:name="T6" style:family="text">
      <style:text-properties fo:color="#4070a0"/>
    </style:style>
    <style:style style:name="T7" style:family="text">
      <style:text-properties fo:color="#408090" fo:font-style="italic"/>
    </style:style>
    <style:style style:name="T8" style:family="text">
      <style:text-properties fo:color="#70a0d0" fo:font-style="italic"/>
    </style:style>
    <style:style style:name="T9" style:family="text">
      <style:text-properties fo:color="#208050"/>
    </style:style>
    <style:style style:name="T10" style:family="text">
      <style:text-properties officeooo:rsid="000763c0"/>
    </style:style>
    <style:style style:name="T11" style:family="text">
      <style:text-properties fo:font-variant="normal" fo:text-transform="none" fo:color="#333333" style:font-name="arial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Что можно сделать с вектором слов?</text:h>
      <text:p text:style-name="Text_20_body">You can perform various syntactic/semantic NLP word tasks with the trained vectors. Some of them are already built-in</text:p>
      <text:p text:style-name="Text_20_body">&gt;&gt;&gt; import gensim.downloader as api</text:p>
      <text:p text:style-name="Text_20_body">***************************************************</text:p>
      <text:p text:style-name="Text_20_body">&gt;&gt;&gt; word_vectors = api.load("glove-wiki-gigaword-100") <text:s/># load pre-trained word-vectors from gensim-data</text:p>
      <text:p text:style-name="Text_20_body">***************************************************</text:p>
      <text:p text:style-name="Text_20_body">&gt;&gt;&gt; result = word_vectors.most_similar(positive=['woman', 'king'], negative=['man'])</text:p>
      <text:p text:style-name="Text_20_body">&gt;&gt;&gt; print("{}: {:.4f}".format(*result[0]))</text:p>
      <text:p text:style-name="Text_20_body">queen: 0.7699</text:p>
      <text:p text:style-name="Text_20_body">***************************************************</text:p>
      <text:p text:style-name="Text_20_body">&gt;&gt;&gt; result = word_vectors.most_similar_cosmul(positive=['woman', 'king'], negative=['man'])</text:p>
      <text:p text:style-name="Text_20_body">&gt;&gt;&gt; print("{}: {:.4f}".format(*result[0]))</text:p>
      <text:p text:style-name="Text_20_body">queen: 0.8965</text:p>
      <text:p text:style-name="Text_20_body">**************************************************</text:p>
      <text:p text:style-name="Text_20_body">&gt;&gt;&gt; print(word_vectors.doesnt_match("breakfast cereal dinner lunch".split()))</text:p>
      <text:p text:style-name="Text_20_body">cereal</text:p>
      <text:p text:style-name="Text_20_body">*************************************************</text:p>
      <text:p text:style-name="Text_20_body">&gt;&gt;&gt; similarity = word_vectors.similarity('woman', 'man')</text:p>
      <text:p text:style-name="Text_20_body">&gt;&gt;&gt; similarity &gt; 0.8</text:p>
      <text:p text:style-name="Text_20_body">True</text:p>
      <text:p text:style-name="Text_20_body">********************************************************</text:p>
      <text:p text:style-name="Text_20_body">&gt;&gt;&gt; result = word_vectors.similar_by_word("cat")</text:p>
      <text:p text:style-name="Text_20_body">&gt;&gt;&gt; print("{}: {:.4f}".format(*result[0]))</text:p>
      <text:p text:style-name="Text_20_body">dog: 0.87988</text:p>
      <text:p text:style-name="Text_20_body">**********************************************************</text:p>
      <text:p text:style-name="Text_20_body">&gt;&gt;&gt; sentence_obama = 'Obama speaks to the media in Illinois'.lower().split()</text:p>
      <text:p text:style-name="Text_20_body">&gt;&gt;&gt; sentence_president = 'The president greets the press in Chicago'.lower().split()</text:p>
      <text:p text:style-name="Text_20_body">**********************************************************</text:p>
      <text:p text:style-name="Text_20_body">&gt;&gt;&gt; similarity = word_vectors.wmdistance(sentence_obama, sentence_president)</text:p>
      <text:p text:style-name="Text_20_body">&gt;&gt;&gt; print("{:.4f}".format(similarity))</text:p>
      <text:p text:style-name="Text_20_body"><text:soft-page-break/>3.4893</text:p>
      <text:p text:style-name="Text_20_body">*********************************************************</text:p>
      <text:p text:style-name="Text_20_body">&gt;&gt;&gt; distance = word_vectors.distance("media", "media")</text:p>
      <text:p text:style-name="Text_20_body">&gt;&gt;&gt; print("{:.1f}".format(distance))</text:p>
      <text:p text:style-name="Text_20_body">0.0</text:p>
      <text:p text:style-name="Text_20_body">******************************************************</text:p>
      <text:p text:style-name="Text_20_body">&gt;&gt;&gt; sim = word_vectors.n_similarity(['sushi', 'shop'], ['japanese', 'restaurant'])</text:p>
      <text:p text:style-name="Text_20_body">&gt;&gt;&gt; print("{:.4f}".format(sim))</text:p>
      <text:p text:style-name="Text_20_body">0.7067</text:p>
      <text:p text:style-name="Text_20_body">*****************************************************</text:p>
      <text:p text:style-name="Text_20_body">&gt;&gt;&gt; vector = word_vectors['computer'] <text:s/># numpy vector of a word</text:p>
      <text:p text:style-name="Text_20_body">&gt;&gt;&gt; vector.shape</text:p>
      <text:p text:style-name="Text_20_body">(100,)</text:p>
      <text:p text:style-name="Text_20_body">****************************************************</text:p>
      <text:p text:style-name="Text_20_body">&gt;&gt;&gt; vector = word_vectors.wv.word_vec('office', use_norm=True)</text:p>
      <text:p text:style-name="Text_20_body">&gt;&gt;&gt; vector.shape</text:p>
      <text:p text:style-name="Text_20_body">(100,)</text:p>
      <text:p text:style-name="P2">***************************************************************************</text:p>
      <text:p text:style-name="P2">Correlation with human opinion on word similarity</text:p>
      <text:p text:style-name="Text_20_body"/>
      <text:p text:style-name="Text_20_body">***************************************************</text:p>
      <text:p text:style-name="Text_20_body">&gt;&gt;&gt; from gensim.test.utils import datapath</text:p>
      <text:p text:style-name="Text_20_body">***************************************************</text:p>
      <text:p text:style-name="Text_20_body">&gt;&gt;&gt; similarities = model.wv.evaluate_word_pairs(datapath('wordsim353.tsv'))</text:p>
      <text:p text:style-name="Text_20_body">And on word analogies</text:p>
      <text:p text:style-name="Text_20_body">&gt;&gt;&gt; analogy_scores = model.wv.evaluate_word_analogies(datapath('questions-words.txt'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consolas" svg:font-family="consolas, 'deja 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3:16:09.493806177</meta:creation-date>
    <dc:date>2019-01-08T12:04:27.854078733</dc:date>
    <meta:editing-duration>PT12H38M8S</meta:editing-duration>
    <meta:editing-cycles>1</meta:editing-cycles>
    <meta:document-statistic meta:table-count="0" meta:image-count="0" meta:object-count="0" meta:page-count="2" meta:paragraph-count="55" meta:word-count="192" meta:character-count="2591" meta:non-whitespace-character-count="2452"/>
    <meta:generator>LibreOffice/6.0.7.3$Linux_X86_64 LibreOffice_project/00m0$Build-3</meta:generator>
  </office:meta>
</office:document-meta>
</file>